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uriersynthe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hte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76" calcext:value-type="float">
            <text:p>1.76</text:p>
          </table:table-cell>
          <table:table-cell table:formula="of:=(([.A3]-[.B3])/[.B3])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587" calcext:value-type="float">
            <text:p>0.587</text:p>
          </table:table-cell>
          <table:table-cell table:formula="of:=(([.A4]-[.B4])/[.B4])*100" office:value-type="float" office:value="-2.21465076660986" calcext:value-type="float">
            <text:p>-2.2146507666</text:p>
          </table:table-cell>
          <table:table-cell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352" calcext:value-type="float">
            <text:p>0.352</text:p>
          </table:table-cell>
          <table:table-cell table:formula="of:=(([.A5]-[.B5])/[.B5])*100" office:value-type="float" office:value="1.13636363636364" calcext:value-type="float">
            <text:p>1.1363636364</text:p>
          </table:table-cell>
          <table:table-cell/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251" calcext:value-type="float">
            <text:p>0.251</text:p>
          </table:table-cell>
          <table:table-cell table:formula="of:=(([.A6]-[.B6])/[.B6])*100" office:value-type="float" office:value="2.39043824701195" calcext:value-type="float">
            <text:p>2.390438247</text:p>
          </table:table-cell>
          <table:table-cell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table:formula="of:=(([.A7]-[.B7])/[.B7])*100" office:value-type="float" office:value="1.02040816326531" calcext:value-type="float">
            <text:p>1.02040816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ägezah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76" calcext:value-type="float">
            <text:p>1.76</text:p>
          </table:table-cell>
          <table:table-cell table:formula="of:=(([.A10]-[.B10])/[.B10])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formula="of:=(([.A11]-[.B11])/[.B11])*100" office:value-type="float" office:value="-1.13636363636364" calcext:value-type="float">
            <text:p>-1.1363636364</text:p>
          </table:table-cell>
          <table:table-cell/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587" calcext:value-type="float">
            <text:p>0.587</text:p>
          </table:table-cell>
          <table:table-cell table:formula="of:=(([.A12]-[.B12])/[.B12])*100" office:value-type="float" office:value="-2.21465076660986" calcext:value-type="float">
            <text:p>-2.2146507666</text:p>
          </table:table-cell>
          <table:table-cell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44" calcext:value-type="float">
            <text:p>0.44</text:p>
          </table:table-cell>
          <table:table-cell table:formula="of:=(([.A13]-[.B13])/[.B13])*100" office:value-type="float" office:value="-1.13636363636364" calcext:value-type="float">
            <text:p>-1.1363636364</text:p>
          </table:table-cell>
          <table:table-cell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352" calcext:value-type="float">
            <text:p>0.352</text:p>
          </table:table-cell>
          <table:table-cell table:formula="of:=(([.A14]-[.B14])/[.B14])*100" office:value-type="float" office:value="1.13636363636364" calcext:value-type="float">
            <text:p>1.1363636364</text:p>
          </table:table-cell>
          <table:table-cell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293" calcext:value-type="float">
            <text:p>0.293</text:p>
          </table:table-cell>
          <table:table-cell table:formula="of:=(([.A15]-[.B15])/[.B15])*100" office:value-type="float" office:value="1.36518771331058" calcext:value-type="float">
            <text:p>1.3651877133</text:p>
          </table:table-cell>
          <table:table-cell/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251" calcext:value-type="float">
            <text:p>0.251</text:p>
          </table:table-cell>
          <table:table-cell table:formula="of:=(([.A16]-[.B16])/[.B16])*100" office:value-type="float" office:value="2.39043824701195" calcext:value-type="float">
            <text:p>2.390438247</text:p>
          </table:table-cell>
          <table:table-cell/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22" calcext:value-type="float">
            <text:p>0.22</text:p>
          </table:table-cell>
          <table:table-cell table:formula="of:=(([.A17]-[.B17])/[.B17])*100" office:value-type="float" office:value="-1.36363636363636" calcext:value-type="float">
            <text:p>-1.3636363636</text:p>
          </table:table-cell>
          <table:table-cell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table:formula="of:=(([.A18]-[.B18])/[.B18])*100" office:value-type="float" office:value="1.02040816326531" calcext:value-type="float">
            <text:p>1.02040816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reieck</text:p>
          </table:table-cell>
          <table:table-cell office:value-type="string" calcext:value-type="string">
            <text:p><text:s/>→ immer 0%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ourieranaly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htec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.24" calcext:value-type="float">
            <text:p>4.24</text:p>
          </table:table-cell>
          <table:table-cell table:formula="of:=(([.B24]-[.C24])/[.C24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table:formula="of:=(([.B25]-[.C25])/[.C25])*100" office:value-type="float" office:value="-2.1276595744681" calcext:value-type="float">
            <text:p>-2.12765957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8" calcext:value-type="float">
            <text:p>0.848</text:p>
          </table:table-cell>
          <table:table-cell table:formula="of:=(([.B26]-[.C26])/[.C26])*100" office:value-type="float" office:value="1.88679245283019" calcext:value-type="float">
            <text:p>1.8867924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2" calcext:value-type="float">
            <text:p>0.572</text:p>
          </table:table-cell>
          <table:table-cell office:value-type="float" office:value="0.606" calcext:value-type="float">
            <text:p>0.606</text:p>
          </table:table-cell>
          <table:table-cell table:formula="of:=(([.B27]-[.C27])/[.C27])*100" office:value-type="float" office:value="-5.6105610561056" calcext:value-type="float">
            <text:p>-5.6105610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1" calcext:value-type="float">
            <text:p>0.471</text:p>
          </table:table-cell>
          <table:table-cell table:formula="of:=(([.B28]-[.C28])/[.C28])*100" office:value-type="float" office:value="3.60934182590233" calcext:value-type="float">
            <text:p>3.60934182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5" calcext:value-type="float">
            <text:p>0.385</text:p>
          </table:table-cell>
          <table:table-cell table:formula="of:=(([.B29]-[.C29])/[.C29])*100" office:value-type="float" office:value="-9.6103896103896" calcext:value-type="float">
            <text:p>-9.6103896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6" calcext:value-type="float">
            <text:p>0.326</text:p>
          </table:table-cell>
          <table:table-cell table:formula="of:=(([.B30]-[.C30])/[.C30])*100" office:value-type="float" office:value="3.06748466257669" calcext:value-type="float">
            <text:p>3.06748466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2" calcext:value-type="float">
            <text:p>0.282</text:p>
          </table:table-cell>
          <table:table-cell table:formula="of:=(([.B31]-[.C31])/[.C31])*100" office:value-type="float" office:value="-10.6382978723404" calcext:value-type="float">
            <text:p>-10.6382978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office:value-type="float" office:value="0.249" calcext:value-type="float">
            <text:p>0.249</text:p>
          </table:table-cell>
          <table:table-cell table:formula="of:=(([.B32]-[.C32])/[.C32])*100" office:value-type="float" office:value="-35.7429718875502" calcext:value-type="float">
            <text:p>-35.742971887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ägezah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14" calcext:value-type="float">
            <text:p>2.14</text:p>
          </table:table-cell>
          <table:table-cell table:formula="of:=(([.B36]-[.C36])/[.C36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8" calcext:value-type="float">
            <text:p>0.968</text:p>
          </table:table-cell>
          <table:table-cell office:value-type="float" office:value="1.07" calcext:value-type="float">
            <text:p>1.07</text:p>
          </table:table-cell>
          <table:table-cell table:formula="of:=(([.B37]-[.C37])/[.C37])*100" office:value-type="float" office:value="-9.53271028037384" calcext:value-type="float">
            <text:p>-9.5327102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6" calcext:value-type="float">
            <text:p>0.696</text:p>
          </table:table-cell>
          <table:table-cell office:value-type="float" office:value="0.713" calcext:value-type="float">
            <text:p>0.713</text:p>
          </table:table-cell>
          <table:table-cell table:formula="of:=(([.B38]-[.C38])/[.C38])*100" office:value-type="float" office:value="-2.38429172510518" calcext:value-type="float">
            <text:p>-2.3842917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35" calcext:value-type="float">
            <text:p>0.535</text:p>
          </table:table-cell>
          <table:table-cell table:formula="of:=(([.B39]-[.C39])/[.C39])*100" office:value-type="float" office:value="3.17757009345795" calcext:value-type="float">
            <text:p>3.1775700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8" calcext:value-type="float">
            <text:p>0.428</text:p>
          </table:table-cell>
          <table:table-cell table:formula="of:=(([.B40]-[.C40])/[.C40])*100" office:value-type="float" office:value="1.86915887850467" calcext:value-type="float">
            <text:p>1.8691588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7" calcext:value-type="float">
            <text:p>0.357</text:p>
          </table:table-cell>
          <table:table-cell table:formula="of:=(([.B41]-[.C41])/[.C41])*100" office:value-type="float" office:value="-7.00280112044817" calcext:value-type="float">
            <text:p>-7.00280112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6" calcext:value-type="float">
            <text:p>0.306</text:p>
          </table:table-cell>
          <table:table-cell table:formula="of:=(([.B42]-[.C42])/[.C42])*100" office:value-type="float" office:value="-4.57516339869281" calcext:value-type="float">
            <text:p>-4.5751633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table:formula="of:=(([.B43]-[.C43])/[.C43])*100" office:value-type="float" office:value="1.49253731343284" calcext:value-type="float">
            <text:p>1.4925373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0.238" calcext:value-type="float">
            <text:p>0.238</text:p>
          </table:table-cell>
          <table:table-cell table:formula="of:=(([.B44]-[.C44])/[.C44])*100" office:value-type="float" office:value="0.840336134453771" calcext:value-type="float">
            <text:p>0.840336134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reiec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72" calcext:value-type="float">
            <text:p>2.72</text:p>
          </table:table-cell>
          <table:table-cell table:formula="of:=(([.B48]-[.C48])/[.C48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table:formula="of:=(([.B49]-[.C49])/[.C49])*100" office:value-type="float" office:value="-0.66225165562914" calcext:value-type="float">
            <text:p>-0.6622516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table:formula="of:=(([.B50]-[.C50])/[.C50])*100" office:value-type="float" office:value="1.8348623853211" calcext:value-type="float">
            <text:p>1.83486238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5" calcext:value-type="float">
            <text:p>0.055</text:p>
          </table:table-cell>
          <table:table-cell table:formula="of:=(([.B51]-[.C51])/[.C51])*100" office:value-type="float" office:value="-5.45454545454545" calcext:value-type="float">
            <text:p>-5.45454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4" calcext:value-type="float">
            <text:p>0.034</text:p>
          </table:table-cell>
          <table:table-cell table:formula="of:=(([.B52]-[.C52])/[.C52])*100" office:value-type="float" office:value="2.94117647058824" calcext:value-type="float">
            <text:p>2.94117647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table:formula="of:=(([.B53]-[.C53])/[.C53])*100" office:value-type="float" office:value="-4.54545454545453" calcext:value-type="float">
            <text:p>-4.5454545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16" calcext:value-type="float">
            <text:p>0.016</text:p>
          </table:table-cell>
          <table:table-cell table:formula="of:=(([.B54]-[.C54])/[.C54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(([.B55]-[.C55])/[.C55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table:formula="of:=(([.B56]-[.C56])/[.C56])*100" office:value-type="float" office:value="-22.2222222222222" calcext:value-type="float">
            <text:p>-22.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5-12-09T18:23:27.085899712</meta:creation-date>
    <dc:date>2015-12-09T19:58:35.516819413</dc:date>
    <dc:creator>Annika </dc:creator>
    <meta:editing-duration>PT1H35M8S</meta:editing-duration>
    <meta:editing-cycles>4</meta:editing-cycles>
    <meta:generator>LibreOffice/4.4.3.2$Linux_X86_64 LibreOffice_project/40m0$Build-2</meta:generator>
    <meta:document-statistic meta:table-count="1" meta:cell-count="159" meta:object-count="0"/>
  </office:meta>
</office:document-meta>
</file>